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tab/><text:tab/><text:tab/><text:span text:style-name="T1">2Nd Interview Question</text:span></text:p>
      <text:p text:style-name="P1"/>
      <text:p text:style-name="P3"><text:tab/><text:tab/>C &amp; DS</text:p>
      <text:list xml:id="list9132944311" text:style-name="L1">
        <text:list-item>
          <text:p text:style-name="P5">Tokens</text:p>
        </text:list-item>
        <text:list-item>
          <text:p text:style-name="P5">Type qualifier</text:p>
        </text:list-item>
        <text:list-item>
          <text:p text:style-name="P5">Type modifier</text:p>
        </text:list-item>
        <text:list-item>
          <text:p text:style-name="P5">how many storage class</text:p>
        </text:list-item>
        <text:list-item>
          <text:p text:style-name="P5">Storage class specifier</text:p>
        </text:list-item>
        <text:list-item>
          <text:p text:style-name="P5">data types</text:p>
        </text:list-item>
        <text:list-item>
          <text:p text:style-name="P5">Type specifier</text:p>
        </text:list-item>
        <text:list-item>
          <text:p text:style-name="P5">use of static &amp; extern storage class specifier</text:p>
        </text:list-item>
        <text:list-item>
          <text:p text:style-name="P5">how to using function pointer in structure explain with example</text:p>
        </text:list-item>
        <text:list-item>
          <text:p text:style-name="P5">given some question related to nested structure &amp; self Ref. Structure then find the output.</text:p>
        </text:list-item>
        <text:list-item>
          <text:p text:style-name="P5">Where we used structure &amp; union </text:p>
        </text:list-item>
        <text:list-item>
          <text:p text:style-name="P5"><text:s/>Toggle the 5 bit at specified positions</text:p>
        </text:list-item>
        <text:list-item>
          <text:p text:style-name="P5">given number is 2 power N or not</text:p>
        </text:list-item>
        <text:list-item>
          <text:p text:style-name="P5">find the largest of three number using bitwise &amp; Conditional operator</text:p>
        </text:list-item>
        <text:list-item>
          <text:p text:style-name="P5">write a program to swap source and destination bits in given no.</text:p>
        </text:list-item>
        <text:list-item>
          <text:p text:style-name="P5">2-D memory allocation dynamically.</text:p>
        </text:list-item>
        <text:list-item>
          <text:p text:style-name="P5">If u have int *P ; in main function, pass that variable in a function and allocate memory for that variable</text:p>
        </text:list-item>
        <text:list-item>
          <text:p text:style-name="P5">what is structure padding <text:s/>&amp; pragma pack(1)</text:p>
        </text:list-item>
        <text:list-item>
          <text:p text:style-name="P5"><text:s/>memory layout</text:p>
        </text:list-item>
        <text:list-item>
          <text:p text:style-name="P5">From pointer they asked 8 to 10 questions to find the output , all are tricky questions .</text:p>
        </text:list-item>
        <text:list-item>
          <text:p text:style-name="P5">Reverse a linked list</text:p>
        </text:list-item>
        <text:list-item>
          <text:p text:style-name="P5">how u ll find a loop in linked list...explain</text:p>
        </text:list-item>
        <text:list-item>
          <text:p text:style-name="P5">Delete node from tree, only explanation</text:p>
        </text:list-item>
        <text:list-item>
          <text:p text:style-name="P5">what is red black and avail tree.</text:p>
        </text:list-item>
      </text:list>
      <text:p text:style-name="P3"/>
      <text:p text:style-name="P3">UNIX Nd MT...............................................................................................</text:p>
      <text:p text:style-name="P3"/>
      <text:p text:style-name="Standard"><text:span text:style-name="T2">1<text:tab/>what is difference b/w create process and threads</text:span></text:p>
      <text:p text:style-name="Standard"><text:span text:style-name="T2">2 <text:tab/>what is difference b/w mutex and semaphore.</text:span></text:p>
      <text:p text:style-name="Standard"><text:span text:style-name="T2">3<text:tab/>how open system call works, give brief explanation</text:span></text:p>
      <text:p text:style-name="Standard"><text:soft-page-break/><text:span text:style-name="T2">4<text:tab/>Explain Flow of fork() system call</text:span></text:p>
      <text:p text:style-name="Standard"><text:span text:style-name="T2">5 <text:tab/>contents of super block, incore inode &amp; data block</text:span></text:p>
      <text:p text:style-name="Standard"><text:span text:style-name="T2">6<text:tab/>what is diff b/w Divice API and system call</text:span></text:p>
      <text:p text:style-name="Standard"><text:span text:style-name="T2">7<text:tab/>what is contex layer , explain</text:span></text:p>
      <text:p text:style-name="Standard"><text:span text:style-name="T2">8<text:tab/>explain copy on write mechanism</text:span></text:p>
      <text:p text:style-name="Standard"><text:span text:style-name="T2">9<text:tab/>diff b/w fork() and vfork()</text:span></text:p>
      <text:p text:style-name="Standard"><text:span text:style-name="T2">10 <text:tab/>Find output , question from fork() and vfork()</text:span></text:p>
      <text:p text:style-name="Standard"><text:span text:style-name="T2">...</text:span></text:p>
      <text:p text:style-name="Standard"><text:span text:style-name="T2"/></text:p>
      <text:p text:style-name="Standard"><text:span text:style-name="T2">Tools....................................................................................................</text:span></text:p>
      <text:p text:style-name="Standard"><text:span text:style-name="T2">GDB</text:span></text:p>
      <text:p text:style-name="Standard"><text:span text:style-name="T2">CVS</text:span></text:p>
      <text:p text:style-name="Standard"><text:span text:style-name="T2">MAKE</text:span></text:p>
      <text:p text:style-name="Standard"><text:span text:style-name="T2">GCC</text:span></text:p>
      <text:p text:style-name="Standard"><text:span text:style-name="T2"/></text:p>
      <text:p text:style-name="Standard"><text:span text:style-name="T2">Shared &amp; daynamic library</text:span></text:p>
      <text:p text:style-name="Standard"><text:span text:style-name="T2">symbol table</text:span></text:p>
      <text:p text:style-name="Standard"><text:span text:style-name="T2">readelf headers</text:span></text:p>
      <text:p text:style-name="Standard"><text:span text:style-name="T2"/></text:p>
      <text:p text:style-name="Standard"><text:span text:style-name="T2">NETWORKING...........................................................................................</text:span></text:p>
      <text:p text:style-name="Standard"><text:span text:style-name="T2">what is bridge &amp; Switch</text:span></text:p>
      <text:p text:style-name="Standard"><text:span text:style-name="T2">hand shaking (3 way &amp; 4 way)</text:span></text:p>
      <text:p text:style-name="Standard"><text:span text:style-name="T2">Socket programming flow for connection oriented &amp; connection less</text:span></text:p>
      <text:p text:style-name="Standard"><text:span text:style-name="T2">ping (explain working machanisam )</text:span></text:p>
      <text:p text:style-name="Standard"><text:span text:style-name="T2">what is diff b/w send and sendto , recv and recvfrom</text:span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0:25:56</meta:creation-date>
    <dc:date>2013-10-04T02:12:21</dc:date>
    <meta:editing-duration>PT23M41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52" meta:word-count="337" meta:character-count="1104" meta:non-whitespace-character-count="1795"/>
  </office:meta>
</office:document-meta>
</file>